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row>
              <msub>
                <mi>V</mi>
                <mrow>
                  <mi>m</mi>
                  <mn>1</mn>
                </mrow>
              </msub>
              <mo stretchy="false">−</mo>
              <mn>15</mn>
            </mrow>
            <mi>V</mi>
          </mrow>
          <msub>
            <mi>R</mi>
            <mn>1</mn>
          </msub>
        </mfrac>
      </mrow>
      <mtext>,    </mtext>
      <mrow>
        <msub>
          <mi>I</mi>
          <mn>2</mn>
        </msub>
        <mo stretchy="false">=</mo>
        <mfrac>
          <msub>
            <mi>V</mi>
            <mrow>
              <mi>m</mi>
              <mn>1</mn>
            </mrow>
          </msub>
          <msub>
            <mi>R</mi>
            <mn>2</mn>
          </msub>
        </mfrac>
      </mrow>
      <mtext>,    </mtext>
      <mrow>
        <msub>
          <mi>I</mi>
          <mn>3</mn>
        </msub>
        <mo stretchy="false">=</mo>
        <mfrac>
          <mrow>
            <msub>
              <mi>V</mi>
              <mrow>
                <mi>m</mi>
                <mn>1</mn>
              </mrow>
            </msub>
            <mo stretchy="false">−</mo>
            <msub>
              <mi>V</mi>
              <mrow>
                <mi>m</mi>
                <mn>2</mn>
              </mrow>
            </msub>
          </mrow>
          <msub>
            <mi>R</mi>
            <mn>3</mn>
          </msub>
        </mfrac>
      </mrow>
      <mtext>,    </mtext>
      <mrow>
        <msub>
          <mi>I</mi>
          <mn>4</mn>
        </msub>
        <mo stretchy="false">=</mo>
        <mfrac>
          <msub>
            <mi>V</mi>
            <mrow>
              <mi>m</mi>
              <mn>2</mn>
            </mrow>
          </msub>
          <msub>
            <mi>R</mi>
            <mn>4</mn>
          </msub>
        </mfrac>
      </mrow>
      <mtext>,    </mtext>
      <mrow>
        <msub>
          <mi>I</mi>
          <mn>5</mn>
        </msub>
        <mo stretchy="false">=</mo>
        <mfrac>
          <mrow>
            <mrow>
              <msub>
                <mi>V</mi>
                <mrow>
                  <mi>m</mi>
                  <mn>2</mn>
                </mrow>
              </msub>
              <mo stretchy="false">−</mo>
              <mn>5</mn>
            </mrow>
            <mi>V</mi>
          </mrow>
          <msub>
            <mi>R</mi>
            <mn>5</mn>
          </msub>
        </mfrac>
      </mrow>
    </mrow>
    <annotation encoding="StarMath 5.0">I_{1} = { V_{m1} - 15V } over R_{1} ",    "
I_{2} = { V_{m1} } over R_{2} ",    "
I_{3} = { V_{m1} - V_{m2} } over R_{3} ",    "
I_{4} = { V_{m2} } over R_{4} ",    "
I_{5} = { V_{m2} - 5V } over R_{5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24:48.532000000</meta:creation-date>
    <dc:date>2019-10-21T23:31:45.966000000</dc:date>
    <meta:editing-duration>PT6M56S</meta:editing-duration>
    <meta:editing-cycles>2</meta:editing-cycles>
    <meta:generator>LibreOffice/6.2.5.2$Windows_X86_64 LibreOffice_project/1ec314fa52f458adc18c4f025c545a4e8b22c159</meta:generator>
  </office:meta>
</office:document-meta>
</file>